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 officeooo:rsid="00212eac" officeooo:paragraph-rsid="00212eac"/>
    </style:style>
    <style:style style:name="P2" style:family="paragraph" style:parent-style-name="Heading_20_1">
      <style:text-properties fo:language="en" fo:country="GB" officeooo:rsid="00214372" officeooo:paragraph-rsid="00214372"/>
    </style:style>
    <style:style style:name="P3" style:family="paragraph" style:parent-style-name="Text_20_body" style:list-style-name="L1">
      <style:text-properties fo:language="en" fo:country="GB" officeooo:rsid="00214372" officeooo:paragraph-rsid="00214372"/>
    </style:style>
    <style:style style:name="P4" style:family="paragraph" style:parent-style-name="Text_20_body" style:list-style-name="L1">
      <style:text-properties fo:language="en" fo:country="GB" officeooo:rsid="00227890" officeooo:paragraph-rsid="00227890"/>
    </style:style>
    <style:style style:name="P5" style:family="paragraph" style:parent-style-name="Text_20_body" style:list-style-name="L1">
      <style:text-properties fo:language="en" fo:country="GB" officeooo:rsid="0022e613" officeooo:paragraph-rsid="0022e613"/>
    </style:style>
    <style:style style:name="P6" style:family="paragraph" style:parent-style-name="Text_20_body" style:list-style-name="L1">
      <style:text-properties fo:color="#2a6099" loext:opacity="100%" fo:language="en" fo:country="GB" officeooo:rsid="002bc2d0" officeooo:paragraph-rsid="002bc2d0"/>
    </style:style>
    <style:style style:name="P7" style:family="paragraph" style:parent-style-name="Text_20_body" style:list-style-name="L1">
      <style:text-properties fo:color="#2a6099" loext:opacity="100%" fo:language="en" fo:country="GB" officeooo:rsid="002bc74f" officeooo:paragraph-rsid="002bc74f"/>
    </style:style>
    <style:style style:name="P8" style:family="paragraph" style:parent-style-name="Text_20_body">
      <style:text-properties fo:color="#2a6099" loext:opacity="100%" fo:language="en" fo:country="GB" officeooo:rsid="002bc74f" officeooo:paragraph-rsid="002bc74f"/>
    </style:style>
    <style:style style:name="T1" style:family="text">
      <style:text-properties officeooo:rsid="00227890"/>
    </style:style>
    <style:style style:name="T2" style:family="text">
      <style:text-properties officeooo:rsid="0022e613"/>
    </style:style>
    <style:style style:name="T3" style:family="text">
      <style:text-properties officeooo:rsid="002bc74f"/>
    </style:style>
    <style:style style:name="T4" style:family="text">
      <style:text-properties officeooo:rsid="002d9cff"/>
    </style:style>
    <style:style style:name="T5" style:family="text">
      <style:text-properties officeooo:rsid="002f5a33"/>
    </style:style>
    <style:style style:name="T6" style:family="text">
      <style:text-properties officeooo:rsid="0030e916"/>
    </style:style>
    <style:style style:name="T7" style:family="text">
      <style:text-properties officeooo:rsid="0032c870"/>
    </style:style>
    <style:style style:name="T8" style:family="text">
      <style:text-properties officeooo:rsid="0033f5ba"/>
    </style:style>
    <style:style style:name="T9" style:family="text">
      <style:text-properties officeooo:rsid="00354ff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cker Commands</text:h>
      <text:p text:style-name="P1"/>
      <text:list text:style-name="L1">
        <text:list-item>
          <text:p text:style-name="P3">To <text:span text:style-name="T1">check all docker containers.</text:span></text:p>
          <text:p text:style-name="P6">docker ps -<text:span text:style-name="T4">a</text:span></text:p>
        </text:list-item>
        <text:list-item>
          <text:p text:style-name="P4">To delete all docker containers that are stopped.</text:p>
          <text:p text:style-name="P6">docker container prune</text:p>
        </text:list-item>
        <text:list-item>
          <text:p text:style-name="P4">To check all docker images.</text:p>
          <text:p text:style-name="P6">docker image ls</text:p>
        </text:list-item>
        <text:list-item>
          <text:p text:style-name="P4">To create a docker container and run an image. <text:span text:style-name="T2">Use the option that deletes the container when it stops executing.</text:span></text:p>
          <text:p text:style-name="P6">docker run --rm [<text:span text:style-name="T5">image</text:span>]:<text:span text:style-name="T6">[tag]</text:span></text:p>
        </text:list-item>
        <text:list-item>
          <text:p text:style-name="P4">To create a docker container and open a command terminal in that container.</text:p>
          <text:p text:style-name="P6">docker run -it [<text:span text:style-name="T7">image]:[tag]</text:span></text:p>
        </text:list-item>
        <text:list-item>
          <text:p text:style-name="P4">To start a container that was previously stopped.</text:p>
          <text:p text:style-name="P6">docker start -<text:span text:style-name="T7">i </text:span>[container id]</text:p>
        </text:list-item>
        <text:list-item>
          <text:p text:style-name="P4">To stop a container </text:p>
          <text:p text:style-name="P6">docker stop [container id]</text:p>
        </text:list-item>
        <text:list-item>
          <text:p text:style-name="P4">To run a command in a running container.</text:p>
          <text:p text:style-name="P6">docker exec [container id] <text:span text:style-name="T8">bash</text:span></text:p>
        </text:list-item>
        <text:list-item>
          <text:p text:style-name="P4">To build a new docker image from a container that we previously modified.</text:p>
          <text:p text:style-name="P6">docker commit [container id] [new image name]:[tag]</text:p>
        </text:list-item>
        <text:list-item>
          <text:p text:style-name="P4">To build a new docker image using a Dockerfile.</text:p>
          <text:p text:style-name="P6">docker build -<text:span text:style-name="T9">t </text:span><text:span text:style-name="T3">[image name] [path to dockerfile]</text:span></text:p>
        </text:list-item>
        <text:list-item>
          <text:p text:style-name="P4">To rename an image.</text:p>
          <text:p text:style-name="P7">docker tag [image id] [new name]:[tag]</text:p>
          <text:p text:style-name="P7">or docker tag [image name]:[tag] [new name]:[tag]</text:p>
        </text:list-item>
        <text:list-item>
          <text:p text:style-name="P4">To login to Docker Hub.</text:p>
          <text:p text:style-name="P7">docker login --username=[username]</text:p>
        </text:list-item>
        <text:list-item>
          <text:p text:style-name="P4">To upload our repository.</text:p>
          <text:p text:style-name="P7">docker push [repository name]:[tag]</text:p>
          <text:p text:style-name="P5"/>
        </text:list-item>
        <text:list-item>
          <text:p text:style-name="P5"><text:soft-page-break/>To start up all the containers using docker compose.</text:p>
          <text:p text:style-name="P7">docker compose up </text:p>
        </text:list-item>
        <text:list-item>
          <text:p text:style-name="P5">To stop all the running containers without removing them.</text:p>
          <text:p text:style-name="P7">docker compose stop</text:p>
        </text:list-item>
        <text:list-item>
          <text:p text:style-name="P5">To remove all the containers using docker compose.</text:p>
          <text:p text:style-name="P7">docker compose rm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8T12:54:21.466346143</dc:date>
    <meta:editing-duration>PT3H14M37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2" meta:paragraph-count="34" meta:word-count="227" meta:character-count="1307" meta:non-whitespace-character-count="1130"/>
  </office:meta>
</office:document-meta>
</file>